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TarotClub Book</text:p>
      <text:p text:style-name="Standard"/>
      <text:p text:style-name="Standard">Sommaire</text:p>
      <text:p text:style-name="Standard"/>
      <text:p text:style-name="Standard">Présentation du jeu</text:p>
      <text:p text:style-name="Standard"/>
      <text:p text:style-name="Standard">Le client graphique</text:p>
      <text:p text:style-name="Standard">Le serveur</text:p>
      <text:p text:style-name="Standard">L'éditeur de scripts d'IA</text:p>
      <text:p text:style-name="Standard"/>
      <text:p text:style-name="Standard">Scripts IA</text:p>
      <text:p text:style-name="Standard"/>
      <text:p text:style-name="Standard">Caractéristiques des cartes à jouer</text:p>
      <text:p text:style-name="Standard"/>
      <text:p text:style-name="Standard">Protocole réseau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22:05:12</meta:creation-date>
    <meta:document-statistic meta:table-count="0" meta:image-count="0" meta:object-count="0" meta:page-count="1" meta:paragraph-count="9" meta:word-count="24" meta:character-count="156"/>
    <dc:date>2009-10-25T22:09:52</dc:date>
    <meta:editing-duration>PT00H04M41S</meta:editing-duration>
    <meta:editing-cycles>1</meta:editing-cycles>
    <meta:generator>OpenOffice.org/3.0$Linux OpenOffice.org_project/300m15$Build-9379</meta:generator>
  </office:meta>
</office:document-meta>
</file>